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6.561in"/>
    </style:style>
    <style:style style:name="co3" style:family="table-column">
      <style:table-column-properties fo:break-before="auto" style:column-width="3.3909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4.33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_samples_positives_ebean_2022-11-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uniformPath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astChangeTimestamp</text:p>
          </table:table-cell>
          <table:table-cell office:value-type="string" calcext:value-type="string">
            <text:p>lastTestTimestamp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file_ending</text:p>
          </table:table-cell>
          <table:table-cell office:value-type="string" calcext:value-type="string">
            <text:p>tested i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bean-test/src/test/resources/migrationtest/dbmigration/hana/1.2__dropsFor_1.1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8007191000" calcext:value-type="float">
            <text:p>164800719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bean-test/src/test/resources/migrationtest/dbmigration/sqlserver17/I__create_procs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bean-test/src/test/resources/migrationtest/dbmigration/clickhouse/1.0__initial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bean-test/src/test/resources/migrationtest/dbmigration/sqlanywhere/1.2__dropsFor_1.1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8007191000" calcext:value-type="float">
            <text:p>164800719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bean-test/src/test/resources/migrationtest/dbmigration/oracle11/1.0__initial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bean-test/src/test/resources/migrationtest/dbmigration/sqlanywhere/1.0__initial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bean-test/src/test/resources/migrationtest/dbmigration/yugabyte/1.4__dropsFor_1.3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bean-test/src/test/resources/migrationtest/dbmigration/oracle11/R__oracle_only_views.sq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44269020000" calcext:value-type="float">
            <text:p>1644269020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table:style-name="ce1" office:value-type="string" calcext:value-type="string">
            <text:p>io.ebean.xtest.dbmigration.DbMigrationGenerateTes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bean-test/src/test/resources/migrationtest/dbmigration/db2zos/1.0__initial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bean-test/src/test/resources/migrationtest/dbmigration/generic/1.4__dropsFor_1.3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bean-ddl-generator/src/test/resources/assert/BaseDdlHandlerTest/baseDropAll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6870444000" calcext:value-type="float">
            <text:p>1646870444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table:style-name="ce1" office:value-type="string" calcext:value-type="string">
            <text:p>io.ebeaninternal.dbmigration.ddlgeneration.BaseDdlHandlerT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bean-test/src/test/resources/migrationtest/dbmigration/yugabyte/R__order_views.sq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44269020000" calcext:value-type="float">
            <text:p>1644269020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table:style-name="ce1" office:value-type="string" calcext:value-type="string">
            <text:p>io.ebean.xtest.dbmigration.DbMigrationGenerateTes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bean-test/src/test/resources/migrationtest/dbmigration/postgres/1.2__dropsFor_1.1.sq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8007191000" calcext:value-type="float">
            <text:p>164800719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io.ebean.xtest.dbmigration.DbMigrationTes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bean-ddl-generator/src/main/resources/io/ebeaninternal/dbmigration/builtin-extra-ddl-partitioning.xm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55177974000" calcext:value-type="float">
            <text:p>1655177974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table:style-name="ce1" office:value-type="string" calcext:value-type="string">
            <text:p>io.ebean.xtest.dbmigration.DbMigrationGenerateTe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bean-ddl-generator/src/main/resources/io/ebeaninternal/dbmigration/builtin-extra-ddl.xm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62354861000" calcext:value-type="float">
            <text:p>1662354861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table:style-name="ce1" office:value-type="string" calcext:value-type="string">
            <text:p>io.ebean.xtest.dbmigration.DbMigrationGenerateTe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bean-test/src/test/resources/bean/contains-minimal.json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412764000" calcext:value-type="float">
            <text:p>1635412764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json</text:p>
          </table:table-cell>
          <table:table-cell table:style-name="ce1" office:value-type="string" calcext:value-type="string">
            <text:p>io.ebean.test.DbJsonTes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bean-test/src/test/resources/contains/array-multi-match.json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412764000" calcext:value-type="float">
            <text:p>1635412764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json</text:p>
          </table:table-cell>
          <table:table-cell table:style-name="ce1" office:value-type="string" calcext:value-type="string">
            <text:p>io.ebean.test.JsonAssertContainsTest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latforms/h2/src/main/resources/META-INF/services/io.ebean.config.dbplatform.DatabasePlatformProvider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48620082000" calcext:value-type="float">
            <text:p>1648620082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DatabasePlatformProvider</text:p>
          </table:table-cell>
          <table:table-cell office:value-type="string" calcext:value-type="string">
            <text:p>specific test not found but proven by debug outpu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bean-ddl-generator/src/test/resources/assert/BaseTableDdlTest/createTable-rollbackFirst.txt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412764000" calcext:value-type="float">
            <text:p>1635412764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txt</text:p>
          </table:table-cell>
          <table:table-cell table:style-name="ce1" office:value-type="string" calcext:value-type="string">
            <text:p>io.ebeaninternal.dbmigration.ddlgeneration.platform.BaseTableDdlTes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bean-core/src/test/resources/META-INF/test/test-one.mf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48099308000" calcext:value-type="float">
            <text:p>1648099308000</text:p>
          </table:table-cell>
          <table:table-cell office:value-type="float" office:value="1666889785161" calcext:value-type="float">
            <text:p>1666889785161</text:p>
          </table:table-cell>
          <table:table-cell office:value-type="string" calcext:value-type="string">
            <text:p>TESTED_CHURN</text:p>
          </table:table-cell>
          <table:table-cell table:style-name="ce2" office:value-type="string" calcext:value-type="string">
            <text:p>mf</text:p>
          </table:table-cell>
          <table:table-cell table:style-name="ce1" office:value-type="string" calcext:value-type="string">
            <text:p>io.ebeaninternal.server.core.bootup.ManifestReader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16:54:24.028324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3T17:06:12.013623512</dc:date>
    <meta:editing-duration>PT14M57S</meta:editing-duration>
    <meta:editing-cycles>6</meta:editing-cycles>
    <meta:generator>LibreOffice/6.4.7.2$Linux_X86_64 LibreOffice_project/40$Build-2</meta:generator>
    <meta:document-statistic meta:table-count="1" meta:cell-count="167" meta:object-count="0"/>
  </office:meta>
</office:document-meta>
</file>